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Standard">
      <style:text-properties fo:language="de" fo:country="DE" officeooo:rsid="0015e6d2" officeooo:paragraph-rsid="0015e6d2"/>
    </style:style>
    <style:style style:name="P2" style:family="paragraph" style:parent-style-name="Heading_20_1">
      <style:text-properties fo:language="de" fo:country="DE"/>
    </style:style>
    <style:style style:name="P3" style:family="paragraph" style:parent-style-name="Heading_20_2">
      <style:text-properties fo:language="de" fo:country="DE" officeooo:rsid="0015e6d2" officeooo:paragraph-rsid="0015e6d2"/>
    </style:style>
    <style:style style:name="P4" style:family="paragraph" style:parent-style-name="Text_20_body">
      <style:text-properties fo:language="de" fo:country="DE" officeooo:rsid="001a9e23" officeooo:paragraph-rsid="0020868a"/>
    </style:style>
    <style:style style:name="P5" style:family="paragraph" style:parent-style-name="Text_20_body">
      <style:text-properties fo:language="de" fo:country="DE" officeooo:rsid="00160196" officeooo:paragraph-rsid="00160196"/>
    </style:style>
    <style:style style:name="P6" style:family="paragraph" style:parent-style-name="Text_20_body">
      <style:text-properties fo:language="de" fo:country="DE" officeooo:rsid="00160196" officeooo:paragraph-rsid="0020868a"/>
    </style:style>
    <style:style style:name="P7" style:family="paragraph" style:parent-style-name="Text_20_body">
      <style:text-properties fo:language="de" fo:country="DE" officeooo:rsid="001e5a80" officeooo:paragraph-rsid="001e5a80"/>
    </style:style>
    <style:style style:name="P8" style:family="paragraph" style:parent-style-name="Text_20_body">
      <style:text-properties officeooo:paragraph-rsid="001eaf6c"/>
    </style:style>
    <style:style style:name="T1" style:family="text">
      <style:text-properties officeooo:rsid="001b05f5"/>
    </style:style>
    <style:style style:name="T2" style:family="text">
      <style:text-properties officeooo:rsid="001bf8ca"/>
    </style:style>
    <style:style style:name="T3" style:family="text">
      <style:text-properties officeooo:rsid="001cb224"/>
    </style:style>
    <style:style style:name="T4" style:family="text">
      <style:text-properties officeooo:rsid="001e5a80"/>
    </style:style>
    <style:style style:name="T5" style:family="text">
      <style:text-properties fo:language="de" fo:country="DE"/>
    </style:style>
    <style:style style:name="T6" style:family="text">
      <style:text-properties fo:language="de" fo:country="DE" officeooo:rsid="001e5a80"/>
    </style:style>
    <style:style style:name="T7" style:family="text">
      <style:text-properties fo:language="de" fo:country="DE" fo:font-style="italic" officeooo:rsid="001e5a80"/>
    </style:style>
    <style:style style:name="T8" style:family="text">
      <style:text-properties fo:language="de" fo:country="DE" fo:font-style="italic" officeooo:rsid="001eaf6c"/>
    </style:style>
    <style:style style:name="T9" style:family="text">
      <style:text-properties fo:language="de" fo:country="DE" officeooo:rsid="001eaf6c"/>
    </style:style>
    <style:style style:name="T10" style:family="text">
      <style:text-properties style:font-name="sans-serif"/>
    </style:style>
    <style:style style:name="T11" style:family="text">
      <style:text-properties style:font-name="sans-serif" fo:language="de" fo:country="DE"/>
    </style:style>
    <style:style style:name="T12" style:family="text">
      <style:text-properties style:font-name="sans-serif" fo:language="de" fo:country="DE" officeooo:rsid="001e5a80"/>
    </style:style>
    <style:style style:name="T13" style:family="text">
      <style:text-properties style:font-name="sans-serif" fo:language="de" fo:country="DE" fo:font-style="italic" officeooo:rsid="001e5a80"/>
    </style:style>
    <style:style style:name="T14" style:family="text">
      <style:text-properties style:font-name="sans-serif" fo:language="de" fo:country="DE" officeooo:rsid="0020868a"/>
    </style:style>
    <style:style style:name="T15" style:family="text">
      <style:text-properties style:font-name="sans-serif" officeooo:rsid="001e5a80"/>
    </style:style>
    <style:style style:name="T16" style:family="text">
      <style:text-properties style:font-name="sans-serif" officeooo:rsid="001eaf6c"/>
    </style:style>
    <style:style style:name="T17" style:family="text">
      <style:text-properties style:font-name="sans-serif" officeooo:rsid="0020868a"/>
    </style:style>
    <style:style style:name="T18" style:family="text">
      <style:text-properties officeooo:rsid="001eaf6c"/>
    </style:style>
    <style:style style:name="T19" style:family="text">
      <style:text-properties officeooo:rsid="002086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Gesetzliche Sicht</text:h>
      <text:p text:style-name="P1">Fremde Geräte gegen den Willen ihres Besitzers zu zweckentfremden ist illegal und abhängig des Vorfalls bestraft. Dabei gibt es jedoch kein explizites Gesetzt, welches sich mit dem Einsatz von Botnetzen auseinandersetzt. Somit ist der Richter gezwungen eine Entscheidung auf Basis verschiedener Gesetze zu fällen, welche das Verhalten des Angeklagten umschreiben.</text:p>
      <text:h text:style-name="P3" text:outline-level="2">Angreifer</text:h>
      <text:p text:style-name="P4">Ein Angeklagter Botnetz-Betreiber erhält eine Strafe gemäß des Strafgesetzbuches (StGB), abhängig von den Ausmaßen seines Handelns. Das minimal Szenario ist der Aufbau eines Botnetzes. Hierfür wird Schadsoftware auf fremde Geräte geladen. Diese Tat fällt unter §303 Sachbeschädigung, näher beschreibt §303a den Akt der Datenveränderung. Dabei wird selbst der Versuch eines Täters Daten zu löschen, unbrauchbar zu machen oder zu verändern mit einer Geldstrafe oder bis zu zwei Jahren Freiheitsstrafe geahndet.<text:line-break/>Wird nach dem Aufbau des Netzes eine Ransomware verwendet, um die Daten auf dem Gerät zu verschlüsseln ist von §303b Computersabotage die Rede. Diese begeht jeder der „eine Datenverarbeitung, die für einen anderen von wesentlicher Bedeutung ist, dadurch erheblich stört“ <text:span text:style-name="T4">(§303b Absatz 1 </text:span>StGB<text:span text:style-name="T4">)</text:span>. Dies kann in schweren Fällen eine Freiheitsstrafe von bis zu zehn Jahren nach sich ziehen. Mit der Untersuchung der Daten vor der Sperrung macht sich der Angreifer einer weiteren Straftat schuldig. Der unbefugten Zugriff auf gesicherte Daten wird nach §202a, dem Zusatz zur §202 Verletzung des Briefgeheimnisses, als Ausspähen von Daten betrachtet, welcher neben einer Geldstrafe eine Aussicht auf bis zu drei Jahren bietet. Hinzu kommt die versuchte Erpressung, durch die Lösegeldforderung, welche nach §253 eine Geldstrafe oder erneut eine Freiheitsstrafe bis zu fünf Jahren zur Folge haben kann.<text:line-break/><text:span text:style-name="T1">Neben der Ransomeware-Attacke sind andere Straftaten denkbar mit denen sich ein Angreifer einen Finanziellen Gewinn erhofft. Sollte dieser Zugang zu gesicherten Daten erlangt haben, um sie zu verkaufen, verspricht das StGB nach §202d Datenhe</text:span><text:span text:style-name="T4">h</text:span><text:span text:style-name="T1">lerei eine Geldstrafe oder eine Freiheitsstrafe von bis zu drei Jahren. Verschärft wir die Situation handelt es dabei um personenbezogene Daten. <text:line-break/></text:span><text:span text:style-name="T2">Nutzt ein Angreifer eine infizierte Version eines Antivirenprogramms bietet ihm das verschiedene Vorteile. Prozesse müssen nicht sorgfältig versteckt werden, da sie nützliches Tun der Software betrachtet werden. Dabei bietet sich die Möglichkeit nichtsahnende Nutzer für eine einmalige Virenentfernung bezahlen zu lassen, während in in Wirklichkeit keine Aktionen durchgeführt werden. So läuft der Betrug als Einnahmequelle neben dem Botnetz. §263a des StGB befasst sich mit Computerbetrug, als welcher ein solches Vorgehen kategorisiert wird. Dieser Straftat werden demnach eine Geldstrafe oder eine Freiheitsstrafe von bis zu fünf Jahren zugewiesen.<text:line-break/>Während all diese Szenarien zum Einsatz und Missbrauch von Botnetzen mit Hilfe der genannten Paragraphen abgefangen werden, gibt es Forderungen nach einer konkreteren Lösung. Mathias Kahler und Prof. Dr. Klaus Hoffmann-Holland schlagen in der KriPoZ </text:span><text:span text:style-name="T4">(</text:span><text:span text:style-name="T17">2018: 273</text:span><text:span text:style-name="T18">)</text:span><text:span text:style-name="T2"> eine Erweiterung des §303 zur Sachbeschädigung vor. Hierbei könne</text:span><text:span text:style-name="T19">n</text:span><text:span text:style-name="T2"> §123 zum Hausfriedensbruch und §248b </text:span><text:span text:style-name="T19">zum</text:span><text:span text:style-name="T2"> Unbefugte[n] Gebrauch eines Fahrzeugs als Parallele betrachtet werden. Mit der Betrachtung eines Computers oder anderen Hosts als Fahrzeug, liegt es nahe den Aufbau eines Botnetzes Einbruch in ein System und die folgende Zweckentfremdung in einem eigenen Zusatz festzuhalten. Auf diese Weise ist für zukünftige Entscheidungen ein stärkerer Rahmen gesetzt.</text:span></text:p>
      <text:h text:style-name="P3" text:outline-level="2"><text:soft-page-break/>Verteidiger</text:h>
      <text:p text:style-name="P6">Auch eine Person, welche IT-Systeme vor der Botnetz-Attacken verteidigt läuft Gefahr strafrechtlich belangt zu werden. <text:span text:style-name="T3">Beispielhaft ist hierfür der Fall des Strom oder des Srizbi Botnetzes. Diese Boten die Möglichkeit durch einen geschickten Eingriff das Bot-Programm gegen das Botnetz zu richten. Ein ursprüngliches Opfer konnte somit mit einem Selbstzerstörungsbefehl das ganze Botnetz abschalten. Dabei hätten sich alle Bot Hosts aus dem Botnetz entfernt und ihre die Sicherheitslücke geschlossen durch die er eingedrungen ist. Da der Verteidiger dabei jedoch die Funktionen des Botnetz nutzt, macht er sich dabei nach §303a </text:span><text:span text:style-name="T19">der</text:span><text:span text:style-name="T3"> Sachbeschädigung zur Datenveränderung schuldig. Somit läuft er Risiko, wie der Betreiber, eine Geldstrafe oder eine bis zu zwei Jahren langer Freiheitsstrafe zu erhalten.</text:span></text:p>
      <text:p text:style-name="P5"/>
      <text:p text:style-name="P7">Quelle:</text:p>
      <text:p text:style-name="P8"><text:span text:style-name="T12">Kahler</text:span><text:span text:style-name="T6"> , </text:span><text:span text:style-name="T10">Mathias </text:span><text:span text:style-name="T6">/ </text:span><text:span text:style-name="T12">Hoffmann-Holland, Prof. Dr. Klaus </text:span><text:span text:style-name="T6">(2018): </text:span><text:span text:style-name="T13">Digitale Rechtsgüter zwischen Grundrechtsschutz und kollektiver Sicherheit</text:span><text:span text:style-name="T6">, in:</text:span><text:span text:style-name="T7"> </text:span><text:span text:style-name="T13">Kriminalpolitische Zeitschrift</text:span><text:span text:style-name="T6">, Bd. </text:span><text:span text:style-name="T9">3</text:span><text:span text:style-name="T6">, Nr. </text:span><text:span text:style-name="T8">5 </text:span><text:span text:style-name="T6">, S. </text:span><text:span text:style-name="T9">267</text:span><text:span text:style-name="T6">–</text:span><text:span text:style-name="T9">275</text:span><text:span text:style-name="T6">, [online] https://kripoz.de/wp-content/uploads/2018/09/kripoz-gesamtausgabe-5-2018.pdf [abgerufen am 02.04.2023].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07T18:52:27.028000000</dc:date>
    <meta:editing-duration>P1DT10H31M21S</meta:editing-duration>
    <meta:editing-cycles>14</meta:editing-cycles>
    <meta:generator>LibreOffice/7.5.3.2$Windows_X86_64 LibreOffice_project/9f56dff12ba03b9acd7730a5a481eea045e468f3</meta:generator>
    <meta:document-statistic meta:table-count="0" meta:image-count="0" meta:object-count="0" meta:page-count="2" meta:paragraph-count="8" meta:word-count="645" meta:character-count="4689" meta:non-whitespace-character-count="4051"/>
  </office:meta>
</office:document-meta>
</file>